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6747"/>
    </style:style>
    <style:style style:name="P2" style:family="paragraph" style:parent-style-name="Standard">
      <style:text-properties officeooo:paragraph-rsid="0017bfd5"/>
    </style:style>
    <style:style style:name="P3" style:family="paragraph" style:parent-style-name="Standard">
      <style:text-properties fo:font-weight="bold" officeooo:paragraph-rsid="0017bfd5" style:font-weight-asian="bold" style:font-weight-complex="bold"/>
    </style:style>
    <style:style style:name="P4" style:family="paragraph" style:parent-style-name="Standard">
      <style:text-properties fo:font-weight="bold" officeooo:paragraph-rsid="008e6242" style:font-weight-asian="bold" style:font-weight-complex="bold"/>
    </style:style>
    <style:style style:name="P5" style:family="paragraph" style:parent-style-name="Standard">
      <style:text-properties fo:font-weight="bold" officeooo:paragraph-rsid="0097dc9e" style:font-weight-asian="bold" style:font-weight-complex="bold"/>
    </style:style>
    <style:style style:name="P6" style:family="paragraph" style:parent-style-name="Standard">
      <style:text-properties officeooo:paragraph-rsid="0023620f"/>
    </style:style>
    <style:style style:name="P7" style:family="paragraph" style:parent-style-name="Standard">
      <style:text-properties fo:font-style="normal" officeooo:paragraph-rsid="0023620f" style:font-style-asian="normal" style:font-style-complex="normal"/>
    </style:style>
    <style:style style:name="P8" style:family="paragraph" style:parent-style-name="Standard">
      <style:text-properties fo:font-style="normal" officeooo:paragraph-rsid="00242e99" style:font-style-asian="normal" style:font-style-complex="normal"/>
    </style:style>
    <style:style style:name="P9" style:family="paragraph" style:parent-style-name="Standard">
      <style:text-properties fo:font-style="normal" officeooo:paragraph-rsid="002806db" style:font-style-asian="normal" style:font-style-complex="normal"/>
    </style:style>
    <style:style style:name="P10" style:family="paragraph" style:parent-style-name="Standard">
      <style:text-properties fo:font-style="normal" officeooo:paragraph-rsid="0029e016" style:font-style-asian="normal" style:font-style-complex="normal"/>
    </style:style>
    <style:style style:name="P11" style:family="paragraph" style:parent-style-name="Standard">
      <style:text-properties fo:font-style="normal" officeooo:paragraph-rsid="002ccda1" style:font-style-asian="normal" style:font-style-complex="normal"/>
    </style:style>
    <style:style style:name="P12" style:family="paragraph" style:parent-style-name="Standard">
      <style:text-properties fo:font-style="normal" officeooo:paragraph-rsid="00375830" style:font-style-asian="normal" style:font-style-complex="normal"/>
    </style:style>
    <style:style style:name="P13" style:family="paragraph" style:parent-style-name="Standard">
      <style:text-properties fo:font-style="normal" officeooo:paragraph-rsid="003858ee" style:font-style-asian="normal" style:font-style-complex="normal"/>
    </style:style>
    <style:style style:name="P14" style:family="paragraph" style:parent-style-name="Standard">
      <style:text-properties fo:font-style="normal" officeooo:paragraph-rsid="003aeb6e" style:font-style-asian="normal" style:font-style-complex="normal"/>
    </style:style>
    <style:style style:name="P15" style:family="paragraph" style:parent-style-name="Standard">
      <style:text-properties fo:font-style="normal" officeooo:paragraph-rsid="0048cf19" style:font-style-asian="normal" style:font-style-complex="normal"/>
    </style:style>
    <style:style style:name="P16" style:family="paragraph" style:parent-style-name="Standard">
      <style:text-properties fo:font-style="normal" officeooo:paragraph-rsid="004b3d48" style:font-style-asian="normal" style:font-style-complex="normal"/>
    </style:style>
    <style:style style:name="P17" style:family="paragraph" style:parent-style-name="Standard">
      <style:text-properties fo:font-style="normal" officeooo:paragraph-rsid="004d0c32" style:font-style-asian="normal" style:font-style-complex="normal"/>
    </style:style>
    <style:style style:name="P18" style:family="paragraph" style:parent-style-name="Standard">
      <style:text-properties fo:font-style="normal" fo:font-weight="bold" officeooo:paragraph-rsid="003c73e0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paragraph-rsid="004d9fae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paragraph-rsid="0060caa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normal" officeooo:paragraph-rsid="003eed8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40f7d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paragraph-rsid="0043e52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paragraph-rsid="0045555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paragraph-rsid="0046c82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paragraph-rsid="004ddbe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paragraph-rsid="00507f5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paragraph-rsid="0051f84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paragraph-rsid="00545055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2ad4a2"/>
    </style:style>
    <style:style style:name="P31" style:family="paragraph" style:parent-style-name="Standard">
      <style:text-properties officeooo:paragraph-rsid="0033fa36"/>
    </style:style>
    <style:style style:name="P32" style:family="paragraph" style:parent-style-name="Standard">
      <style:text-properties officeooo:paragraph-rsid="00343dc4"/>
    </style:style>
    <style:style style:name="P33" style:family="paragraph" style:parent-style-name="Standard">
      <style:text-properties officeooo:paragraph-rsid="003f28ae"/>
    </style:style>
    <style:style style:name="P34" style:family="paragraph" style:parent-style-name="Standard">
      <style:text-properties officeooo:paragraph-rsid="0060caaa"/>
    </style:style>
    <style:style style:name="P35" style:family="paragraph" style:parent-style-name="Standard">
      <style:text-properties officeooo:paragraph-rsid="0062bc4d"/>
    </style:style>
    <style:style style:name="P36" style:family="paragraph" style:parent-style-name="Standard">
      <style:text-properties officeooo:paragraph-rsid="00661dd3"/>
    </style:style>
    <style:style style:name="P37" style:family="paragraph" style:parent-style-name="Standard">
      <style:text-properties officeooo:paragraph-rsid="0068ee17"/>
    </style:style>
    <style:style style:name="P38" style:family="paragraph" style:parent-style-name="Standard">
      <style:text-properties officeooo:paragraph-rsid="006bad40"/>
    </style:style>
    <style:style style:name="P39" style:family="paragraph" style:parent-style-name="Standard">
      <style:text-properties officeooo:paragraph-rsid="006d2333"/>
    </style:style>
    <style:style style:name="P40" style:family="paragraph" style:parent-style-name="Standard">
      <style:text-properties officeooo:paragraph-rsid="006f03fd"/>
    </style:style>
    <style:style style:name="P41" style:family="paragraph" style:parent-style-name="Standard">
      <style:text-properties officeooo:paragraph-rsid="0070720f"/>
    </style:style>
    <style:style style:name="P42" style:family="paragraph" style:parent-style-name="Standard">
      <style:text-properties officeooo:paragraph-rsid="00732f06"/>
    </style:style>
    <style:style style:name="P43" style:family="paragraph" style:parent-style-name="Standard">
      <style:text-properties officeooo:paragraph-rsid="0079266c"/>
    </style:style>
    <style:style style:name="P44" style:family="paragraph" style:parent-style-name="Standard">
      <style:text-properties officeooo:paragraph-rsid="007aeecc"/>
    </style:style>
    <style:style style:name="P45" style:family="paragraph" style:parent-style-name="Standard">
      <style:text-properties officeooo:paragraph-rsid="007b82f6"/>
    </style:style>
    <style:style style:name="P46" style:family="paragraph" style:parent-style-name="Standard">
      <style:text-properties officeooo:paragraph-rsid="0081055d"/>
    </style:style>
    <style:style style:name="P47" style:family="paragraph" style:parent-style-name="Standard">
      <style:text-properties officeooo:paragraph-rsid="00859d05"/>
    </style:style>
    <style:style style:name="P48" style:family="paragraph" style:parent-style-name="Standard">
      <style:text-properties officeooo:paragraph-rsid="00870006"/>
    </style:style>
    <style:style style:name="P49" style:family="paragraph" style:parent-style-name="Standard">
      <style:text-properties officeooo:paragraph-rsid="008ad4f6"/>
    </style:style>
    <style:style style:name="P50" style:family="paragraph" style:parent-style-name="Standard">
      <style:text-properties officeooo:paragraph-rsid="0090b6b4"/>
    </style:style>
    <style:style style:name="P51" style:family="paragraph" style:parent-style-name="Standard">
      <style:text-properties officeooo:paragraph-rsid="0091df06"/>
    </style:style>
    <style:style style:name="P52" style:family="paragraph" style:parent-style-name="Standard">
      <style:text-properties officeooo:paragraph-rsid="009356d6"/>
    </style:style>
    <style:style style:name="P53" style:family="paragraph" style:parent-style-name="Standard">
      <style:text-properties officeooo:paragraph-rsid="0095540b"/>
    </style:style>
    <style:style style:name="P54" style:family="paragraph" style:parent-style-name="Standard">
      <style:text-properties officeooo:paragraph-rsid="0096065e"/>
    </style:style>
    <style:style style:name="P55" style:family="paragraph" style:parent-style-name="Standard">
      <style:text-properties officeooo:paragraph-rsid="009718f4"/>
    </style:style>
    <style:style style:name="P56" style:family="paragraph" style:parent-style-name="Standard">
      <style:text-properties officeooo:paragraph-rsid="0097c65f"/>
    </style:style>
    <style:style style:name="P57" style:family="paragraph" style:parent-style-name="Preformatted_20_Text">
      <style:text-properties fo:font-style="normal" officeooo:paragraph-rsid="00242e99" style:font-style-asian="normal" style:font-style-complex="normal"/>
    </style:style>
    <style:style style:name="P58" style:family="paragraph" style:parent-style-name="Preformatted_20_Text">
      <style:paragraph-properties fo:margin-top="0in" fo:margin-bottom="0in" style:contextual-spacing="false" style:line-height-at-least="0.198in" fo:background-color="#f8f8f8" fo:padding="0in" fo:border="none">
        <style:background-image/>
      </style:paragraph-properties>
    </style:style>
    <style:style style:name="T1" style:family="text">
      <style:text-properties officeooo:rsid="00166747"/>
    </style:style>
    <style:style style:name="T2" style:family="text">
      <style:text-properties officeooo:rsid="0017bfd5"/>
    </style:style>
    <style:style style:name="T3" style:family="text">
      <style:text-properties officeooo:rsid="0018be26"/>
    </style:style>
    <style:style style:name="T4" style:family="text">
      <style:text-properties officeooo:rsid="001eef26"/>
    </style:style>
    <style:style style:name="T5" style:family="text">
      <style:text-properties fo:font-style="italic" officeooo:rsid="001f9297" style:font-style-asian="italic" style:font-style-complex="italic"/>
    </style:style>
    <style:style style:name="T6" style:family="text">
      <style:text-properties fo:font-style="italic" officeooo:rsid="001eef26" style:font-style-asian="italic" style:font-style-complex="italic"/>
    </style:style>
    <style:style style:name="T7" style:family="text">
      <style:text-properties fo:font-style="italic" officeooo:rsid="0017bfd5" style:font-style-asian="italic" style:font-style-complex="italic"/>
    </style:style>
    <style:style style:name="T8" style:family="text">
      <style:text-properties fo:font-style="italic" officeooo:rsid="002c11ce" style:font-style-asian="italic" style:font-style-complex="italic"/>
    </style:style>
    <style:style style:name="T9" style:family="text">
      <style:text-properties fo:font-style="italic" officeooo:rsid="002ccd83" style:font-style-asian="italic" style:font-style-complex="italic"/>
    </style:style>
    <style:style style:name="T10" style:family="text">
      <style:text-properties fo:font-style="italic" officeooo:rsid="003858ee" style:font-style-asian="italic" style:font-style-complex="italic"/>
    </style:style>
    <style:style style:name="T11" style:family="text">
      <style:text-properties fo:font-style="italic" officeooo:rsid="0040f7d3" style:font-style-asian="italic" style:font-style-complex="italic"/>
    </style:style>
    <style:style style:name="T12" style:family="text">
      <style:text-properties fo:font-style="italic" officeooo:rsid="0046c82a" style:font-style-asian="italic" style:font-style-complex="italic"/>
    </style:style>
    <style:style style:name="T13" style:family="text">
      <style:text-properties fo:font-style="italic" officeooo:rsid="004ddbe6" style:font-style-asian="italic" style:font-style-complex="italic"/>
    </style:style>
    <style:style style:name="T14" style:family="text">
      <style:text-properties fo:font-style="italic" officeooo:rsid="0062bc4d" style:font-style-asian="italic" style:font-style-complex="italic"/>
    </style:style>
    <style:style style:name="T15" style:family="text">
      <style:text-properties fo:font-style="italic" officeooo:rsid="0063698a" style:font-style-asian="italic" style:font-style-complex="italic"/>
    </style:style>
    <style:style style:name="T16" style:family="text">
      <style:text-properties fo:font-style="italic" officeooo:rsid="00678dd3" style:font-style-asian="italic" style:font-style-complex="italic"/>
    </style:style>
    <style:style style:name="T17" style:family="text">
      <style:text-properties fo:font-style="italic" officeooo:rsid="00661dd3" style:font-style-asian="italic" style:font-style-complex="italic"/>
    </style:style>
    <style:style style:name="T18" style:family="text">
      <style:text-properties fo:font-style="italic" officeooo:rsid="006aebe3" style:font-style-asian="italic" style:font-style-complex="italic"/>
    </style:style>
    <style:style style:name="T19" style:family="text">
      <style:text-properties fo:font-style="italic" officeooo:rsid="0070720f" style:font-style-asian="italic" style:font-style-complex="italic"/>
    </style:style>
    <style:style style:name="T20" style:family="text">
      <style:text-properties fo:font-style="italic" officeooo:rsid="0079266c" style:font-style-asian="italic" style:font-style-complex="italic"/>
    </style:style>
    <style:style style:name="T21" style:family="text">
      <style:text-properties fo:font-style="italic" style:text-underline-style="none" officeooo:rsid="003858ee" style:font-style-asian="italic" style:font-style-complex="italic"/>
    </style:style>
    <style:style style:name="T22" style:family="text">
      <style:text-properties officeooo:rsid="0023620f"/>
    </style:style>
    <style:style style:name="T23" style:family="text">
      <style:text-properties officeooo:rsid="00242e99"/>
    </style:style>
    <style:style style:name="T24" style:family="text">
      <style:text-properties fo:font-style="normal" officeooo:rsid="0063b6d2" style:font-style-asian="normal" style:font-style-complex="normal"/>
    </style:style>
    <style:style style:name="T25" style:family="text">
      <style:text-properties fo:font-style="normal" officeooo:rsid="00651739" style:font-style-asian="normal" style:font-style-complex="normal"/>
    </style:style>
    <style:style style:name="T26" style:family="text">
      <style:text-properties fo:font-style="normal" officeooo:rsid="00661dd3" style:font-style-asian="normal" style:font-style-complex="normal"/>
    </style:style>
    <style:style style:name="T27" style:family="text">
      <style:text-properties fo:font-style="normal" officeooo:rsid="00678dd3" style:font-style-asian="normal" style:font-style-complex="normal"/>
    </style:style>
    <style:style style:name="T28" style:family="text">
      <style:text-properties fo:font-style="normal" officeooo:rsid="0068ee17" style:font-style-asian="normal" style:font-style-complex="normal"/>
    </style:style>
    <style:style style:name="T29" style:family="text">
      <style:text-properties fo:font-style="normal" officeooo:rsid="006b2be5" style:font-style-asian="normal" style:font-style-complex="normal"/>
    </style:style>
    <style:style style:name="T30" style:family="text">
      <style:text-properties fo:font-style="normal" officeooo:rsid="006d2333" style:font-style-asian="normal" style:font-style-complex="normal"/>
    </style:style>
    <style:style style:name="T31" style:family="text">
      <style:text-properties fo:font-style="normal" officeooo:rsid="006f03fd" style:font-style-asian="normal" style:font-style-complex="normal"/>
    </style:style>
    <style:style style:name="T32" style:family="text">
      <style:text-properties fo:font-style="normal" officeooo:rsid="0070720f" style:font-style-asian="normal" style:font-style-complex="normal"/>
    </style:style>
    <style:style style:name="T33" style:family="text">
      <style:text-properties fo:font-style="normal" officeooo:rsid="00732f06" style:font-style-asian="normal" style:font-style-complex="normal"/>
    </style:style>
    <style:style style:name="T34" style:family="text">
      <style:text-properties fo:font-style="normal" officeooo:rsid="00734809" style:font-style-asian="normal" style:font-style-complex="normal"/>
    </style:style>
    <style:style style:name="T35" style:family="text">
      <style:text-properties fo:font-style="normal" officeooo:rsid="0074288e" style:font-style-asian="normal" style:font-style-complex="normal"/>
    </style:style>
    <style:style style:name="T36" style:family="text">
      <style:text-properties fo:font-style="normal" officeooo:rsid="0075560f" style:font-style-asian="normal" style:font-style-complex="normal"/>
    </style:style>
    <style:style style:name="T37" style:family="text">
      <style:text-properties fo:font-style="normal" officeooo:rsid="0079266c" style:font-style-asian="normal" style:font-style-complex="normal"/>
    </style:style>
    <style:style style:name="T38" style:family="text">
      <style:text-properties fo:font-style="normal" officeooo:rsid="007aeecc" style:font-style-asian="normal" style:font-style-complex="normal"/>
    </style:style>
    <style:style style:name="T39" style:family="text">
      <style:text-properties fo:font-style="normal" officeooo:rsid="007b82f6" style:font-style-asian="normal" style:font-style-complex="normal"/>
    </style:style>
    <style:style style:name="T40" style:family="text">
      <style:text-properties fo:font-style="normal" officeooo:rsid="007d3c5a" style:font-style-asian="normal" style:font-style-complex="normal"/>
    </style:style>
    <style:style style:name="T41" style:family="text">
      <style:text-properties fo:font-style="normal" officeooo:rsid="007ef2d0" style:font-style-asian="normal" style:font-style-complex="normal"/>
    </style:style>
    <style:style style:name="T42" style:family="text">
      <style:text-properties fo:font-style="normal" officeooo:rsid="0081055d" style:font-style-asian="normal" style:font-style-complex="normal"/>
    </style:style>
    <style:style style:name="T43" style:family="text">
      <style:text-properties fo:font-style="normal" officeooo:rsid="0082c818" style:font-style-asian="normal" style:font-style-complex="normal"/>
    </style:style>
    <style:style style:name="T44" style:family="text">
      <style:text-properties fo:font-style="normal" officeooo:rsid="00859d05" style:font-style-asian="normal" style:font-style-complex="normal"/>
    </style:style>
    <style:style style:name="T45" style:family="text">
      <style:text-properties fo:font-style="normal" officeooo:rsid="0086a52b" style:font-style-asian="normal" style:font-style-complex="normal"/>
    </style:style>
    <style:style style:name="T46" style:family="text">
      <style:text-properties fo:font-style="normal" officeooo:rsid="00870006" style:font-style-asian="normal" style:font-style-complex="normal"/>
    </style:style>
    <style:style style:name="T47" style:family="text">
      <style:text-properties fo:font-style="normal" officeooo:rsid="00885c35" style:font-style-asian="normal" style:font-style-complex="normal"/>
    </style:style>
    <style:style style:name="T48" style:family="text">
      <style:text-properties fo:font-style="normal" officeooo:rsid="008ad4f6" style:font-style-asian="normal" style:font-style-complex="normal"/>
    </style:style>
    <style:style style:name="T49" style:family="text">
      <style:text-properties fo:font-style="normal" officeooo:rsid="008cbf51" style:font-style-asian="normal" style:font-style-complex="normal"/>
    </style:style>
    <style:style style:name="T50" style:family="text">
      <style:text-properties fo:font-style="normal" officeooo:rsid="008e6242" style:font-style-asian="normal" style:font-style-complex="normal"/>
    </style:style>
    <style:style style:name="T51" style:family="text">
      <style:text-properties fo:font-style="normal" officeooo:rsid="0090a71f" style:font-style-asian="normal" style:font-style-complex="normal"/>
    </style:style>
    <style:style style:name="T52" style:family="text">
      <style:text-properties fo:font-variant="normal" fo:text-transform="none" fo:color="#333333" style:font-name="Consolas" fo:font-size="9pt" fo:letter-spacing="normal" fo:font-style="normal" fo:font-weight="normal" fo:background-color="transparent"/>
    </style:style>
    <style:style style:name="T53" style:family="text">
      <style:text-properties fo:font-variant="normal" fo:text-transform="none" fo:color="#333333" style:font-name="Consolas" fo:font-size="9pt" fo:letter-spacing="normal" fo:font-weight="normal" officeooo:rsid="00242e99" fo:background-color="transparent"/>
    </style:style>
    <style:style style:name="T54" style:family="text">
      <style:text-properties fo:font-variant="normal" fo:text-transform="none" fo:color="#333333" fo:letter-spacing="normal" fo:background-color="transparent"/>
    </style:style>
    <style:style style:name="T55" style:family="text">
      <style:text-properties officeooo:rsid="002806db"/>
    </style:style>
    <style:style style:name="T56" style:family="text">
      <style:text-properties officeooo:rsid="0029e016"/>
    </style:style>
    <style:style style:name="T57" style:family="text">
      <style:text-properties officeooo:rsid="002ad4a2"/>
    </style:style>
    <style:style style:name="T58" style:family="text">
      <style:text-properties officeooo:rsid="002c11ce"/>
    </style:style>
    <style:style style:name="T59" style:family="text">
      <style:text-properties officeooo:rsid="002ccd83"/>
    </style:style>
    <style:style style:name="T60" style:family="text">
      <style:text-properties officeooo:rsid="002ccda1"/>
    </style:style>
    <style:style style:name="T61" style:family="text">
      <style:text-properties officeooo:rsid="002fdfcc"/>
    </style:style>
    <style:style style:name="T62" style:family="text">
      <style:text-properties officeooo:rsid="0032d53e"/>
    </style:style>
    <style:style style:name="T63" style:family="text">
      <style:text-properties officeooo:rsid="0033a003"/>
    </style:style>
    <style:style style:name="T64" style:family="text">
      <style:text-properties officeooo:rsid="0033fa36"/>
    </style:style>
    <style:style style:name="T65" style:family="text">
      <style:text-properties officeooo:rsid="00343dc4"/>
    </style:style>
    <style:style style:name="T66" style:family="text">
      <style:text-properties officeooo:rsid="00360765"/>
    </style:style>
    <style:style style:name="T67" style:family="text">
      <style:text-properties officeooo:rsid="00375830"/>
    </style:style>
    <style:style style:name="T68" style:family="text">
      <style:text-properties officeooo:rsid="003858ee"/>
    </style:style>
    <style:style style:name="T69" style:family="text">
      <style:text-properties officeooo:rsid="003aeb6e"/>
    </style:style>
    <style:style style:name="T70" style:family="text">
      <style:text-properties officeooo:rsid="003c73e0"/>
    </style:style>
    <style:style style:name="T71" style:family="text">
      <style:text-properties officeooo:rsid="003eed8a"/>
    </style:style>
    <style:style style:name="T72" style:family="text">
      <style:text-properties officeooo:rsid="003f28ae"/>
    </style:style>
    <style:style style:name="T73" style:family="text">
      <style:text-properties officeooo:rsid="0040f7d3"/>
    </style:style>
    <style:style style:name="T74" style:family="text">
      <style:text-properties officeooo:rsid="00422a2a"/>
    </style:style>
    <style:style style:name="T75" style:family="text">
      <style:text-properties officeooo:rsid="0043e527"/>
    </style:style>
    <style:style style:name="T76" style:family="text">
      <style:text-properties officeooo:rsid="00455558"/>
    </style:style>
    <style:style style:name="T77" style:family="text">
      <style:text-properties officeooo:rsid="0046c82a"/>
    </style:style>
    <style:style style:name="T78" style:family="text">
      <style:text-properties officeooo:rsid="00482c6c"/>
    </style:style>
    <style:style style:name="T79" style:family="text">
      <style:text-properties officeooo:rsid="0048cf19"/>
    </style:style>
    <style:style style:name="T80" style:family="text">
      <style:text-properties officeooo:rsid="004a8530"/>
    </style:style>
    <style:style style:name="T81" style:family="text">
      <style:text-properties officeooo:rsid="004b3d48"/>
    </style:style>
    <style:style style:name="T82" style:family="text">
      <style:text-properties officeooo:rsid="004d0c32"/>
    </style:style>
    <style:style style:name="T83" style:family="text">
      <style:text-properties officeooo:rsid="004d9fae"/>
    </style:style>
    <style:style style:name="T84" style:family="text">
      <style:text-properties officeooo:rsid="004ddbe6"/>
    </style:style>
    <style:style style:name="T85" style:family="text">
      <style:text-properties officeooo:rsid="004ebbc8"/>
    </style:style>
    <style:style style:name="T86" style:family="text">
      <style:text-properties officeooo:rsid="00507f51"/>
    </style:style>
    <style:style style:name="T87" style:family="text">
      <style:text-properties officeooo:rsid="0051f849"/>
    </style:style>
    <style:style style:name="T88" style:family="text">
      <style:text-properties officeooo:rsid="00531741"/>
    </style:style>
    <style:style style:name="T89" style:family="text">
      <style:text-properties officeooo:rsid="00545055"/>
    </style:style>
    <style:style style:name="T90" style:family="text">
      <style:text-properties officeooo:rsid="0055c134"/>
    </style:style>
    <style:style style:name="T91" style:family="text">
      <style:text-properties officeooo:rsid="00565855"/>
    </style:style>
    <style:style style:name="T92" style:family="text">
      <style:text-properties officeooo:rsid="00571b92"/>
    </style:style>
    <style:style style:name="T93" style:family="text">
      <style:text-properties officeooo:rsid="005903d1"/>
    </style:style>
    <style:style style:name="T94" style:family="text">
      <style:text-properties officeooo:rsid="005a70f0"/>
    </style:style>
    <style:style style:name="T95" style:family="text">
      <style:text-properties officeooo:rsid="005c59be"/>
    </style:style>
    <style:style style:name="T96" style:family="text">
      <style:text-properties officeooo:rsid="005d06be"/>
    </style:style>
    <style:style style:name="T97" style:family="text">
      <style:text-properties officeooo:rsid="005e2d9a"/>
    </style:style>
    <style:style style:name="T98" style:family="text">
      <style:text-properties officeooo:rsid="005f7c44"/>
    </style:style>
    <style:style style:name="T99" style:family="text">
      <style:text-properties officeooo:rsid="0060caaa"/>
    </style:style>
    <style:style style:name="T100" style:family="text">
      <style:text-properties officeooo:rsid="00614dd5"/>
    </style:style>
    <style:style style:name="T101" style:family="text">
      <style:text-properties officeooo:rsid="0062bc4d"/>
    </style:style>
    <style:style style:name="T102" style:family="text">
      <style:text-properties officeooo:rsid="0063698a"/>
    </style:style>
    <style:style style:name="T103" style:family="text">
      <style:text-properties officeooo:rsid="0090b6b4"/>
    </style:style>
    <style:style style:name="T104" style:family="text">
      <style:text-properties officeooo:rsid="0091df06"/>
    </style:style>
    <style:style style:name="T105" style:family="text">
      <style:text-properties officeooo:rsid="009356d6"/>
    </style:style>
    <style:style style:name="T106" style:family="text">
      <style:text-properties officeooo:rsid="0095540b"/>
    </style:style>
    <style:style style:name="T107" style:family="text">
      <style:text-properties officeooo:rsid="0096065e"/>
    </style:style>
    <style:style style:name="T108" style:family="text">
      <style:text-properties officeooo:rsid="009718f4"/>
    </style:style>
    <style:style style:name="T109" style:family="text">
      <style:text-properties officeooo:rsid="009765d3"/>
    </style:style>
    <style:style style:name="T110" style:family="text">
      <style:text-properties officeooo:rsid="0097c65f"/>
    </style:style>
    <style:style style:name="T111" style:family="text">
      <style:text-properties officeooo:rsid="0097dc9e"/>
    </style:style>
    <style:style style:name="T112" style:family="text">
      <style:text-properties officeooo:rsid="00981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PUnit, </text:span><text:span text:style-name="T112">como iniciar</text:span></text:p>
      <text:p text:style-name="P1"><text:span text:style-name="T1"/></text:p>
      <text:p text:style-name="P1"><text:span text:style-name="T1"/></text:p>
      <text:p text:style-name="P1"><text:span text:style-name="T1">Como já mencionei em um artigo anterior, o PHPUnit</text:span><text:span text:style-name="T2">[1]</text:span><text:span text:style-name="T1"> é um framework de testes unitários para a linguagem PHP. Ele provê um ecossistema para a execução de testes de forma automatizada.</text:span></text:p>
      <text:p text:style-name="P1"><text:span text:style-name="T1"/></text:p>
      <text:p text:style-name="P2"><text:span text:style-name="T2">Neste artigo veremos a sua instalação utilizando o gerenciador de pacotes composer[2], configuração e estrutura de pastas e alguns testes simples sem persistência de dados. </text:span></text:p>
      <text:p text:style-name="P2"><text:span text:style-name="T2"/></text:p>
      <text:p text:style-name="P2"><text:span text:style-name="T2"/></text:p>
      <text:p text:style-name="P3"><text:span text:style-name="T2">Instalando</text:span></text:p>
      <text:p text:style-name="P2"><text:span text:style-name="T2"/></text:p>
      <text:p text:style-name="P2"><text:span text:style-name="T2">Para iniciar a instalação do PHPUnit precisamos primeiramente de um diretório que será nosso diretório de trabalho neste exemplo. Após criado o diretório é necessário criar um arquivo </text:span><text:span text:style-name="T4">chamado </text:span><text:span text:style-name="T6">composer</text:span><text:span text:style-name="T7">.json</text:span><text:span text:style-name="T3">[3]</text:span><text:span text:style-name="T2"> para <text:s/>que seja definida a necessidade do PHPUnit no projeto. </text:span><text:span text:style-name="T4">O arquivo </text:span><text:span text:style-name="T5">composer</text:span><text:span text:style-name="T6">.json</text:span><text:span text:style-name="T4"> é responsável por declarar todas as bibliotecas que serão necessárias para o seu projeto em questão, em suma todas soluções de tereceiros, incluindo suas soluções genéricas que encontrem-se no repositório do composer[4] serão gerenciadas conforme a especificação do arquivo </text:span><text:span text:style-name="T6">composer.json.</text:span></text:p>
      <text:p text:style-name="P2"><text:span text:style-name="T6"/></text:p>
      <text:p text:style-name="P7"><text:span text:style-name="T22">O arquivo para este artigo deverá conter o seguinte conteúdo:</text:span></text:p>
      <text:p text:style-name="P57"><text:span text:style-name="Source_20_Text"><text:span text:style-name="T53"/></text:span></text:p>
      <text:p text:style-name="P57"><text:span text:style-name="Source_20_Text"><text:span text:style-name="T53">{</text:span></text:span></text:p>
      <text:p text:style-name="P58"><text:span text:style-name="Source_20_Text"><text:span text:style-name="T54"><text:s text:c="4"/></text:span></text:span><text:span text:style-name="Source_20_Text"><text:span text:style-name="T52">"require-dev": {</text:span></text:span></text:p>
      <text:p text:style-name="P58"><text:span text:style-name="Source_20_Text"><text:span text:style-name="T54"><text:s text:c="8"/></text:span></text:span><text:span text:style-name="Source_20_Text"><text:span text:style-name="T52">"phpunit/phpunit": "3.7.*"</text:span></text:span></text:p>
      <text:p text:style-name="P58"><text:span text:style-name="Source_20_Text"><text:span text:style-name="T54"><text:s text:c="4"/></text:span></text:span><text:span text:style-name="Source_20_Text"><text:span text:style-name="T52">}</text:span></text:span></text:p>
      <text:p text:style-name="P58"><text:span text:style-name="Source_20_Text"><text:span text:style-name="T52">}</text:span></text:span></text:p>
      <text:p text:style-name="P8"><text:span text:style-name="T23"/></text:p>
      <text:p text:style-name="P9"><text:span text:style-name="T55">Isto quer dizer que estamos registrando como uma dependência de nosso projeto o PHPUnit em sua versão 3.7 sempre solicitnado a última atualização. Para que sempre seja utilizada a última versão do PHPUnit basta remover a sequência “3.7.*” por simplesmente “*”. O mesmo é possível com qualquer biblioteca gerenciada pelo composer.</text:span></text:p>
      <text:p text:style-name="P9"><text:span text:style-name="T55"/></text:p>
      <text:p text:style-name="P10"><text:span text:style-name="T56">Agora já estão prontas as declarações de nossas dependências basta baixar o gerenciador de dependência composer[5] </text:span><text:span text:style-name="T58">e rodar o comando </text:span><text:span text:style-name="T8">php composer.phar install. </text:span><text:span text:style-name="T58">Isto irá de maneira automática baixar todas as dependências que foram especificadas no arquivo composer.json, e neste exemplo trata-se apenas do PHPUnit </text:span><text:span text:style-name="T59">no entanto o próprio PHPUnit requer algumas bibliotecas de terceiros então outras bibliotecas estarão disponíveis além do mesmo na pasta </text:span><text:span text:style-name="T9">vendor</text:span><text:span text:style-name="T59">.</text:span></text:p>
      <text:p text:style-name="P10"><text:span text:style-name="T59"/></text:p>
      <text:p text:style-name="P11"><text:span text:style-name="T60">[img1]</text:span><text:span text:style-name="T61">[label: </text:span><text:span text:style-name="T62">Instalando via composer</text:span><text:span text:style-name="T61">] </text:span></text:p>
      <text:p text:style-name="P11"><text:span text:style-name="T60">[img2]</text:span><text:span text:style-name="T62">[label: </text:span><text:span text:style-name="T63">Estrutura de pastas</text:span><text:span text:style-name="T62">]</text:span></text:p>
      <text:p text:style-name="P11"><text:span text:style-name="T60"/></text:p>
      <text:p text:style-name="P10"><text:span text:style-name="T58"/></text:p>
      <text:p text:style-name="P11"><text:span text:style-name="T60">Nota: Existe uma convenção de padrões definidos pela FIG[6] </text:span><text:span text:style-name="T65">chamada PSR (Proposal Standards Recommendation)[7]. </text:span><text:span text:style-name="T66">Para facilitar </text:span><text:span text:style-name="T67">será utilizada</text:span><text:span text:style-name="T66"> a definição do </text:span><text:span text:style-name="T67">autoloader para o exemplo que está <text:s/>descrito na PSR-0. </text:span><text:span text:style-name="T68">Após a correta instalação via composer devem ser criadas os diretórios </text:span><text:span text:style-name="T21">src</text:span><text:span text:style-name="T68"> e dentro dele </text:span><text:span text:style-name="T10">Application</text:span><text:span text:style-name="T68">.</text:span></text:p>
      <text:p text:style-name="P11"><text:span text:style-name="T58"/></text:p>
      <text:p text:style-name="P12"><text:span text:style-name="T67">[img3][label: Nova estrutura do composer.json para configuração do autoloader]</text:span></text:p>
      <text:p text:style-name="P12"><text:span text:style-name="T67"/></text:p>
      <text:p text:style-name="P14"><text:span text:style-name="T69">No arquivo composer.json agora é dito que o autoloader deve reconhecer o namespace “Application” que encontra-se dentro do diretorio src.</text:span></text:p>
      <text:p text:style-name="P14"><text:span text:style-name="T69"/></text:p>
      <text:p text:style-name="P13"><text:soft-page-break/><text:span text:style-name="T68">[img4][label: Nova estrutura de pastas]</text:span></text:p>
      <text:p text:style-name="P12"><text:span text:style-name="T67"/></text:p>
      <text:p text:style-name="P12"><text:span text:style-name="T67"/></text:p>
      <text:p text:style-name="P18"><text:span text:style-name="T70">Iniciando com um simples teste</text:span></text:p>
      <text:p text:style-name="P18"><text:span text:style-name="T70"/></text:p>
      <text:p text:style-name="P21"><text:span text:style-name="T71">Como já existe o PHPUnit instalado corretamente no projeto agora vem a parte legal que é criar pequenos testes (unitários, obviamente) e colocar em prática o vermelho-verde-refatora já mencionado no meu post anterior TDD, por que usar?[8]. </text:span></text:p>
      <text:p text:style-name="P21"><text:span text:style-name="T73"/></text:p>
      <text:p text:style-name="P22"><text:span text:style-name="T73">Primeiramente deve ser criada a pasta </text:span><text:span text:style-name="T11">tests</text:span><text:span text:style-name="T73"> </text:span><text:span text:style-name="T74">que servirá para acomodar todos os casos de teste a serem executados.</text:span></text:p>
      <text:p text:style-name="P22"><text:span text:style-name="T74"/></text:p>
      <text:p text:style-name="P23"><text:span text:style-name="T75">Começando com um teste simples, e na verdade este artigo somente mostrará o uso simplificado pois a finalidade do mesmo é apenas mostrar o caminho das pedras, como começar, instalar, configurar e rodar os primeiros testes. A partir daí cabe à necessidade de cada desenvolvedor.</text:span></text:p>
      <text:p text:style-name="P23"><text:span text:style-name="T75"/></text:p>
      <text:p text:style-name="P24"><text:span text:style-name="T76">Nota: Aqui será criado um arquivo PHPNativeElements onde serão testados algumas funções nativas do PHP e seus comportamentos. Obviamente que este caso de teste calha somente em modo didático pois tais testes e classe testada terá muito mais de uma única responsabilidade, é somente em caráter demonstrativo.</text:span></text:p>
      <text:p text:style-name="P24"><text:span text:style-name="T76"/></text:p>
      <text:p text:style-name="P25"><text:span text:style-name="T77">Criado o <text:s/>arquivo </text:span><text:span text:style-name="T12">PHPNativeElementsTest.php</text:span><text:span text:style-name="T77"> </text:span><text:span text:style-name="T78">dentro do diretório tests, </text:span><text:span text:style-name="T77">siga o exemplo abaixo.</text:span></text:p>
      <text:p text:style-name="P12"><text:span text:style-name="T67"/></text:p>
      <text:p text:style-name="P16"><text:span text:style-name="T81">[img5][label: estrutura inicial do primeiro teste]</text:span></text:p>
      <text:p text:style-name="P15"><text:span text:style-name="T79"/></text:p>
      <text:p text:style-name="P15"><text:span text:style-name="T80">Nota: </text:span><text:span text:style-name="T79">Para que seja reconhecido como um teste o arquivo deve conter a sufixo Test.</text:span></text:p>
      <text:p text:style-name="P15"><text:span text:style-name="T79"/></text:p>
      <text:p text:style-name="P17"><text:span text:style-name="T82"/></text:p>
      <text:p text:style-name="P19"><text:span text:style-name="T83">Executando </text:span><text:span text:style-name="T93">de forma sim</text:span><text:span text:style-name="T94">p</text:span><text:span text:style-name="T93">les</text:span></text:p>
      <text:p text:style-name="P19"><text:span text:style-name="T83"/></text:p>
      <text:p text:style-name="P26"><text:span text:style-name="T84">Como o PHPUnit foi instalado a partir do composer, é a partir da estrutura montada pelo mesmo que o PHPUnit será executado. Para que o PHPUnit seja executado basta digitar no terminal </text:span><text:span text:style-name="T13">./vendor/bin/phpunit</text:span><text:span text:style-name="T84">. Com isto uma tela de ajuda deve aparecer com todas as opções disponíveis para a utilização do PHPUnit. </text:span><text:span text:style-name="T85">Seguem as definições do comando que será executado neste primeiro momento.</text:span></text:p>
      <text:p text:style-name="P26"><text:span text:style-name="T85"/></text:p>
      <text:p text:style-name="P26"><text:span text:style-name="T85">./vendor/bin/phpunit --colors </text:span><text:span text:style-name="T86">-</text:span><text:span text:style-name="T98">-debug</text:span><text:span text:style-name="T86"> </text:span><text:span text:style-name="T87">PHPNativeElements</text:span></text:p>
      <text:p text:style-name="P27"><text:span text:style-name="T86">onde:</text:span></text:p>
      <text:p text:style-name="P27"><text:span text:style-name="T86"/></text:p>
      <text:p text:style-name="P27"><text:span text:style-name="T86">./vendor/bin/phpunit: o próprio executável do PHPUnit</text:span></text:p>
      <text:p text:style-name="P27"><text:span text:style-name="T86">--colors: hablita coloração ( assim podemos ver os estágios vermelho-verde de forma mais simples)</text:span></text:p>
      <text:p text:style-name="P27"><text:span text:style-name="T86">-</text:span><text:span text:style-name="T95">-debug</text:span><text:span text:style-name="T86">: habilita o modo </text:span><text:span text:style-name="T96">debug</text:span><text:span text:style-name="T86"> para detalhamento das ações que estão sendo tomadas durante os testes –</text:span><text:span text:style-name="T97"> Esta ação serve como ótima documentação como já mencionado em meu artigo anterior.</text:span></text:p>
      <text:p text:style-name="P27"><text:span text:style-name="T88">PHPNativeElements</text:span><text:span text:style-name="T86">: o nome da classe de testes a ser testada.</text:span></text:p>
      <text:p text:style-name="P27"><text:span text:style-name="T86"/></text:p>
      <text:p text:style-name="P28"><text:span text:style-name="T87">Ao rodarmos o comando </text:span><text:span text:style-name="T89">acima a mensagem resultante deverá ser a de que não há testes disponíveis na classe testada.</text:span></text:p>
      <text:p text:style-name="P28"><text:span text:style-name="T89"/></text:p>
      <text:p text:style-name="P29"><text:span text:style-name="T89">[img6]</text:span><text:span text:style-name="T90">[</text:span><text:span text:style-name="T91">label: </text:span><text:span text:style-name="T92">Informação de que ainda não há testes</text:span><text:span text:style-name="T90">]</text:span></text:p>
      <text:p text:style-name="P29"><text:span text:style-name="T90"/></text:p>
      <text:p text:style-name="P29"><text:span text:style-name="T90"/></text:p>
      <text:p text:style-name="P29"><text:span text:style-name="T90"/></text:p>
      <text:p text:style-name="P20"><text:soft-page-break/><text:span text:style-name="T99">Fazendo o primeiro teste passar</text:span></text:p>
      <text:p text:style-name="P7"><text:span text:style-name="T22"/></text:p>
      <text:p text:style-name="P34"><text:span text:style-name="T99">O TDD define que o desenvolvimento deve ser orientado a testes, com isso, criaremos primeiramente a expectativa na nossa classe de testes e em seguida a implementação </text:span><text:span text:style-name="T100">no código de “produção”. </text:span></text:p>
      <text:p text:style-name="P34"><text:span text:style-name="T100"/></text:p>
      <text:p text:style-name="P35"><text:span text:style-name="T101">Após o método </text:span><text:span text:style-name="T14">tearDown</text:span><text:span text:style-name="T101"> que já encontra-se na classe PHPNativeElementsTest crie um método chamado </text:span><text:span text:style-name="T14">testOperacaoMatematica</text:span><text:span text:style-name="T101">. </text:span><text:span text:style-name="T102">Assim como a classe de teste possui uma convenção com os métodos também é necessário especificar qual trata-se de um teste a partir do prefixo </text:span><text:span text:style-name="T15">test. </text:span><text:span text:style-name="T24">Por este motivo nosso primeiro caso de teste se chamar testOperacaoMatematica. </text:span><text:span text:style-name="T25">Caso não contenha o prefixo test e, não sendo os métodos setUp e tearDown, o PHPUnit simplesmente não executará.</text:span></text:p>
      <text:p text:style-name="P38"><text:span text:style-name="T26">Como estamos utilizando o autoloader, em nossa classe de teste usaremos o namespace “</text:span><text:span text:style-name="T17">Application\</text:span><text:span text:style-name="T18">NativeElements\Math</text:span><text:span text:style-name="T26">” para carregar a nossa classe que será testada a partir da classe de testes. </text:span><text:span text:style-name="T27">Como atributo de nossa classe de teste adicionaremos “$</text:span><text:span text:style-name="T29">math</text:span><text:span text:style-name="T27">” e nele instanciaremos a classe </text:span><text:span text:style-name="T17">Application\</text:span><text:span text:style-name="T18">NativeElements\Math</text:span><text:span text:style-name="T27"> dentro do método </text:span><text:span text:style-name="T16">setUp</text:span><text:span text:style-name="T27">.</text:span></text:p>
      <text:p text:style-name="P36"><text:span text:style-name="T27"/></text:p>
      <text:p text:style-name="P37"><text:span text:style-name="T28">[img7][label: Nova estrutura da classe de testes]</text:span></text:p>
      <text:p text:style-name="P37"><text:span text:style-name="T28"/></text:p>
      <text:p text:style-name="P39"><text:span text:style-name="T30">Ao rodarmos novamente o PHPUnit o teste simplesmente quebra. Isto porque a classe <text:s/></text:span><text:span text:style-name="T17">Application\</text:span><text:span text:style-name="T18">NativeElements\Math </text:span><text:span text:style-name="T30">ainda não existe. Este é o próximo passo, o código que fará o testes passar.</text:span></text:p>
      <text:p text:style-name="P39"><text:span text:style-name="T30"/></text:p>
      <text:p text:style-name="P40"><text:span text:style-name="T31">[img8][label: Quebra do teste por não existir a classe testada]</text:span></text:p>
      <text:p text:style-name="P40"><text:span text:style-name="T31"/></text:p>
      <text:p text:style-name="P41"><text:span text:style-name="T32">Criamos o arquivo </text:span><text:span text:style-name="T19">Math.php</text:span><text:span text:style-name="T32"> dentro dos diretórios </text:span><text:span text:style-name="T19">Application/NativeElements</text:span><text:span text:style-name="T32"> e no mesmo a classe </text:span><text:span text:style-name="T19">Math</text:span><text:span text:style-name="T32"> definindo como namespace </text:span><text:span text:style-name="T19">Application\NativeElements</text:span><text:span text:style-name="T32">. </text:span><text:span text:style-name="T33">Por hora nenhum método é criado nesta nova classe.</text:span></text:p>
      <text:p text:style-name="P41"><text:span text:style-name="T33"/></text:p>
      <text:p text:style-name="P42"><text:span text:style-name="T33">[img9][label: </text:span><text:span text:style-name="T34">Classe </text:span><text:span text:style-name="T35">de produção, </text:span><text:span text:style-name="T36">nela os problemas criados nos testes serão solucionados</text:span><text:span text:style-name="T33">]</text:span></text:p>
      <text:p text:style-name="P42"><text:span text:style-name="T33"/></text:p>
      <text:p text:style-name="P43"><text:span text:style-name="T37">Rodando nosso teste novamente ele quebra mais uma vez. Agora o que está faltando é o método testado ( </text:span><text:span text:style-name="T20">sum</text:span><text:span text:style-name="T37"> ). </text:span></text:p>
      <text:p text:style-name="P43"><text:span text:style-name="T37"/></text:p>
      <text:p text:style-name="P44"><text:span text:style-name="T38">[img10][label: Quebra por não existir o método testado]</text:span></text:p>
      <text:p text:style-name="P44"><text:span text:style-name="T38"/></text:p>
      <text:p text:style-name="P45"><text:span text:style-name="T39">Ao criar o método sum e sua lógica estando correta o teste atual passará, então passamos do estágio vermelho para o estágio verde. Como este exemplo é uma simples operação matemática muito provavelmente não será necessária uma refatoração. No entanto sendo um lógica mais complexa o ideal é que sempre comece testando </text:span><text:span text:style-name="T40">pequenos passos, que são chamados de baby steps ou passos de bebê. </text:span><text:span text:style-name="T41">Ao se deparar com uma situação complexa em que o resultado depende de N variáveis, trata-se sempre o meio mais simples e os testes passando passa-se a procurar solucionar uma nova condição para o resultado.</text:span></text:p>
      <text:p text:style-name="P45"><text:span text:style-name="T41"/></text:p>
      <text:p text:style-name="P46"><text:span text:style-name="T42">[img11][label: </text:span><text:span text:style-name="T43">Método com a lógica necessária e primeiro teste passando</text:span><text:span text:style-name="T42">]</text:span></text:p>
      <text:p text:style-name="P46"><text:span text:style-name="T42"/></text:p>
      <text:p text:style-name="P47"><text:span text:style-name="T44">Agora basta adicionar os asserts para as demais operações matemáticas.</text:span></text:p>
      <text:p text:style-name="P47"><text:span text:style-name="T44">[img12][label: </text:span><text:span text:style-name="T45">Outros métodos de operações matemáticas simples</text:span><text:span text:style-name="T44">]</text:span></text:p>
      <text:p text:style-name="P47"><text:span text:style-name="T44"/></text:p>
      <text:p text:style-name="P48"><text:span text:style-name="T46">Nota: Como pode ser percebido, como terceiro parâmetro do assert foi adicionada uma mensagem </text:span><text:span text:style-name="T47">opcional</text:span><text:span text:style-name="T46">, isso para que ao dar erro da asserção tal mensagem seja exibida, conforme a imagem seguinte.</text:span></text:p>
      <text:p text:style-name="P48"><text:span text:style-name="T46">[img13][label: </text:span><text:span text:style-name="T47">Mensagem de erro de asserção</text:span><text:span text:style-name="T46">]</text:span></text:p>
      <text:p text:style-name="P48"><text:soft-page-break/><text:span text:style-name="T46"/></text:p>
      <text:p text:style-name="P4"><text:span text:style-name="T50">Refatorando</text:span></text:p>
      <text:p text:style-name="P4"><text:span text:style-name="T50"/></text:p>
      <text:p text:style-name="P49"><text:span text:style-name="T48">Agora voltando ao código originado na class</text:span><text:span text:style-name="T51">e</text:span><text:span text:style-name="T48"> Math, dá pra perceber que há muita repetição pois todos os métodos recebem dois valores e retornam uma operação correspondente. Como utilizando TDD temos segurança em desenvolver, podemos tranquilamente remover tais repetições criando uma interface onde é previamente definida a operação a ser realizada e retorna o resultado desta operação. </text:span><text:span text:style-name="T49">Obviamente com esta atitude o teste também sofrerá alterações e isso é algo comum pois uma aplicação está sempre evoluindo.</text:span></text:p>
      <text:p text:style-name="P2"><text:span text:style-name="T2"/></text:p>
      <text:p text:style-name="P53"><text:span text:style-name="T106">Frenta à necessidade de </text:span><text:span text:style-name="T107">refatoração novamente começamos a partir do teste e ele fica como na imagem a seguir:</text:span></text:p>
      <text:p text:style-name="P54"><text:span text:style-name="T107">[img14]</text:span></text:p>
      <text:p text:style-name="P2"><text:span text:style-name="T2"/></text:p>
      <text:p text:style-name="P50"><text:span text:style-name="T103">Com a refatoração nossa classe Math </text:span><text:span text:style-name="T104">é modificada e criada uma interface</text:span><text:span text:style-name="T103">:</text:span></text:p>
      <text:p text:style-name="P51"><text:span text:style-name="T104">[img1</text:span><text:span text:style-name="T106">5</text:span><text:span text:style-name="T104">][label: refatoração da classe Math]</text:span></text:p>
      <text:p text:style-name="P51"><text:span text:style-name="T104"/></text:p>
      <text:p text:style-name="P55"><text:span text:style-name="T108">E agora rodando novamente o teste após a refatoração, simplesmente continuamos com tudo verde, ou seja, alteramos muito a forma de implementação de uma classe e ela continua executando seu papel como deve.</text:span></text:p>
      <text:p text:style-name="P51"><text:span text:style-name="T104"/></text:p>
      <text:p text:style-name="P55"><text:span text:style-name="T108">Nota: Este é apenas um exemplo didático de refatoração, mas mesmo com ele dá pra perceber como houve a anulação de código repetido </text:span><text:span text:style-name="T109">e para um futura manutenção basta que mexa-se em um local somente para que surta efeitos à todas as operações matemáticas.</text:span></text:p>
      <text:p text:style-name="P55"><text:span text:style-name="T109"/></text:p>
      <text:p text:style-name="P55"><text:span text:style-name="T109"/></text:p>
      <text:p text:style-name="P5"><text:span text:style-name="T111">Finalizando</text:span></text:p>
      <text:p text:style-name="P56"><text:span text:style-name="T110"/></text:p>
      <text:p text:style-name="P56"><text:span text:style-name="T110">Neste artigo foi abordado apenas a instalação do PHPUnit e a execução de um teste muito simples. Para testes mais avançados serão criados novos artigos sempre em sequência para que o estudo de desenvolvimento orientado a testes siga um fluxo sadio. Já fora criado um artigo explicando os por ques de se utilizar e não se utilizar TDD que encontra-se neste link[8] e é o primeiro artigo da sequência.</text:span></text:p>
      <text:p text:style-name="P56"><text:span text:style-name="T110"/></text:p>
      <text:p text:style-name="P56"><text:span text:style-name="T110">Os próximos fluxos a seguir são:</text:span></text:p>
      <text:p text:style-name="P56"><text:span text:style-name="T110">* Configurações avançadas – Apenas uma breve abordagem de como realizar configurações avançadas na execução do PHPUnit gerando reports como coverage.</text:span></text:p>
      <text:p text:style-name="P56"><text:span text:style-name="T110">* Persistência – Será utilizado o ORM Doctrine para complementarmos o projeto,</text:span></text:p>
      <text:p text:style-name="P56"><text:span text:style-name="T110">* Mockery – Utilizando objetos simulados para atender certos comportamentos</text:span></text:p>
      <text:p text:style-name="P56"><text:span text:style-name="T110"/></text:p>
      <text:p text:style-name="P51"><text:span text:style-name="T104"/></text:p>
      <text:p text:style-name="P52"><text:span text:style-name="T105"/></text:p>
      <text:p text:style-name="P50"><text:span text:style-name="T103"/></text:p>
      <text:p text:style-name="P50"><text:span text:style-name="T103"/></text:p>
      <text:p text:style-name="P2"><text:span text:style-name="T2">[1] - </text:span><text:a xlink:type="simple" xlink:href="https://github.com/sebastianbergmann/phpunit/"><text:span text:style-name="T2">https://github.com/sebastianbergmann/phpunit/</text:span></text:a></text:p>
      <text:p text:style-name="P2"><text:span text:style-name="T2">[2] - </text:span><text:a xlink:type="simple" xlink:href="http://getcomposer.org/"><text:span text:style-name="T2">http://getcomposer.org/</text:span></text:a></text:p>
      <text:p text:style-name="P2"><text:span text:style-name="T3">[3] - </text:span><text:a xlink:type="simple" xlink:href="http://getcomposer.org/doc/04-schema.md"><text:span text:style-name="T2">http://getcomposer.org/doc/04-schema.md</text:span></text:a></text:p>
      <text:p text:style-name="P6"><text:span text:style-name="T22">[4] - </text:span><text:a xlink:type="simple" xlink:href="https://packagist.org/"><text:span text:style-name="T22">https://packagist.org/</text:span></text:a></text:p>
      <text:p text:style-name="P30"><text:span text:style-name="T57">[5] - </text:span><text:a xlink:type="simple" xlink:href="http://getcomposer.org/download/"><text:span text:style-name="T57">http://getcomposer.org/download/</text:span></text:a></text:p>
      <text:p text:style-name="P31"><text:span text:style-name="T64">[6] - </text:span><text:a xlink:type="simple" xlink:href="http://www.php-fig.org/"><text:span text:style-name="T64">http://www.php-fig.org/</text:span></text:a></text:p>
      <text:p text:style-name="P32"><text:span text:style-name="T65">[7] - </text:span><text:a xlink:type="simple" xlink:href="https://github.com/php-fig/fig-standards/tree/master/accepted"><text:span text:style-name="T65">https://github.com/php-fig/fig-standards/tree/master/accepted</text:span></text:a></text:p>
      <text:p text:style-name="P33"><text:span text:style-name="T72">[8] - </text:span><text:a xlink:type="simple" xlink:href="http://tableless.com.br/tdd-por-que-usar"><text:span text:style-name="T72">http://tableless.com.br/tdd-por-que-usa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16:27:30</meta:creation-date>
    <dc:date>2013-12-25T22:04:18</dc:date>
    <meta:editing-duration>PT5H28M18S</meta:editing-duration>
    <meta:editing-cycles>127</meta:editing-cycles>
    <meta:generator>LibreOffice/4.0.2.2$Linux_x86 LibreOffice_project/400m0$Build-2</meta:generator>
    <meta:document-statistic meta:table-count="0" meta:image-count="0" meta:object-count="0" meta:page-count="4" meta:paragraph-count="76" meta:word-count="1476" meta:character-count="9848" meta:non-whitespace-character-count="8423"/>
  </office:meta>
</office:document-meta>
</file>